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4.61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frame draw:style-name="gr1" draw:text-style-name="P1" draw:layer="layout" svg:width="7.068cm" svg:height="5.228cm" svg:x="5.448cm" svg:y="5.836cm">
            <draw:text-box>
              <text:p text:style-name="P1"><text:span text:style-name="T1">Gold Forces Operator</text:span></text:p>
              <text:p text:style-name="P1">GFC says 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GFO says abort</text:p>
            </draw:text-box>
          </draw:frame>
          <draw:custom-shape draw:style-name="gr2" draw:text-style-name="P1" draw:layer="layout" svg:width="5.04cm" svg:height="2.589cm" svg:x="0.325cm" svg:y="7.156cm">
            <text:p text:style-name="P1">G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696cm" svg:height="4.865cm" svg:x="18.286cm" svg:y="6.018cm">
            <draw:text-box>
              <text:p text:style-name="P1"><text:span text:style-name="T1">Weapon</text:span></text:p>
              <text:p text:style-name="P1"><text:span text:style-name="T2">GFO says abort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abort</text:span></text:p>
            </draw:text-box>
          </draw:frame>
          <draw:custom-shape draw:style-name="gr2" draw:text-style-name="P1" draw:layer="layout" svg:width="5.774cm" svg:height="2.589cm" svg:x="12.492cm" svg:y="7.156cm">
            <text:p text:style-name="P1">GFO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" draw:text-style-name="P1" draw:layer="layout" svg:width="7.055cm" svg:height="5.228cm" svg:x="5.449cm" svg:y="0.136cm">
            <draw:text-box>
              <text:p text:style-name="P1"><text:span text:style-name="T1">Blue Forces Operator</text:span></text:p>
              <text:p text:style-name="P1">BFC says nogo</text:p>
              <text:p text:style-name="P1">Jurisdiction Statements</text:p>
              <text:p text:style-name="P1">Policy Statements</text:p>
              <text:p text:style-name="P1">Trust Assumptions</text:p>
              <text:p text:style-name="P1">------------------------------</text:p>
              <text:p text:style-name="P1">BFO says abort</text:p>
            </draw:text-box>
          </draw:frame>
          <draw:custom-shape draw:style-name="gr2" draw:text-style-name="P1" draw:layer="layout" svg:width="5.04cm" svg:height="2.589cm" svg:x="0.326cm" svg:y="1.456cm">
            <text:p text:style-name="P1">BFC says nogo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" draw:text-style-name="P2" draw:layer="layout" svg:width="5.696cm" svg:height="4.865cm" svg:x="18.287cm" svg:y="0.318cm">
            <draw:text-box>
              <text:p text:style-name="P1"><text:span text:style-name="T1">Weapon</text:span></text:p>
              <text:p text:style-name="P1"><text:span text:style-name="T2">BFO says abort</text:span></text:p>
              <text:p text:style-name="P1"><text:span text:style-name="T2">Policy Statements</text:span></text:p>
              <text:p text:style-name="P1"><text:span text:style-name="T2">Trust Assumptions</text:span></text:p>
              <text:p text:style-name="P1"><text:span text:style-name="T2">------------------------</text:span></text:p>
              <text:p text:style-name="P1"><text:span text:style-name="T2">abort</text:span></text:p>
            </draw:text-box>
          </draw:frame>
          <draw:custom-shape draw:style-name="gr2" draw:text-style-name="P1" draw:layer="layout" svg:width="5.774cm" svg:height="2.589cm" svg:x="12.493cm" svg:y="1.456cm">
            <text:p text:style-name="P1">BFO says abort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384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iu-Kai Chin</meta:initial-creator>
    <meta:creation-date>2011-11-06T16:26:38</meta:creation-date>
    <dc:date>2011-11-08T06:39:49</dc:date>
    <dc:creator>Shiu-Kai Chin</dc:creator>
    <meta:editing-duration>PT5M43S</meta:editing-duration>
    <meta:editing-cycles>5</meta:editing-cycles>
    <meta:generator>LibreOffice/3.4$Unix LibreOffice_project/340m1$Build-302</meta:generator>
    <meta:document-statistic meta:object-count="9"/>
  </office:meta>
</office:document-meta>
</file>